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AssertionTests.value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aderAssertionTests.value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AssertionTests.value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aderAssertionTests.contentTypeCompatibleWi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values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AssertionTests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valueEqualsWithMultip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aderAssertionTests.valu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eaderAssertionTests.cach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headerAssertions( HttpHeaders response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eaderAssertionTests.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AssertionTests.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